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15" office:value-type="string" calcext:value-type="string">
            <text:p>documentation , command lines</text:p>
          </table:table-cell>
          <table:table-cell table:style-name="ce2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 table:number-rows-repeated="270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 table:number-rows-repeated="48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7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7:00:03.150454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7:07:08.061484790</dc:date>
    <meta:editing-duration>PT13H57M56S</meta:editing-duration>
    <meta:editing-cycles>188</meta:editing-cycles>
    <meta:generator>LibreOffice/4.2.8.2$Linux_X86_64 LibreOffice_project/420m0$Build-2</meta:generator>
    <meta:document-statistic meta:table-count="4" meta:cell-count="3973" meta:object-count="0"/>
  </office:meta>
</office:document-meta>
</file>